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E0000004D320BA3C1.png" manifest:media-type="image/png"/>
  <manifest:file-entry manifest:full-path="Pictures/10000201000000C9000000461279E9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text-align="center" style:justify-single-word="false"/>
      <style:text-properties fo:color="#ff3333" fo:font-size="14pt" fo:font-weight="bold" officeooo:rsid="001a2ce1" officeooo:paragraph-rsid="001a2ce1" style:font-size-asian="12.25pt" style:font-weight-asian="bold" style:font-size-complex="14pt" style:font-weight-complex="bold"/>
    </style:style>
    <style:style style:name="P3" style:family="paragraph" style:parent-style-name="Preformatted_20_Text">
      <style:paragraph-properties fo:text-align="start" style:justify-single-word="false"/>
      <style:text-properties fo:color="#6666ff" fo:font-size="12pt" fo:font-weight="bold" officeooo:rsid="001b7f61" officeooo:paragraph-rsid="001b7f61" style:font-size-asian="10.5pt" style:font-weight-asian="bold" style:font-size-complex="12pt" style:font-weight-complex="bold"/>
    </style:style>
    <style:style style:name="P4" style:family="paragraph" style:parent-style-name="Preformatted_20_Text">
      <style:paragraph-properties fo:text-align="start" style:justify-single-word="false"/>
      <style:text-properties fo:color="#6666ff" fo:font-size="12pt" fo:font-weight="bold" officeooo:rsid="001b7f61" officeooo:paragraph-rsid="001b7f61"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fo:color="#000099" fo:font-size="16pt" fo:font-weight="bold" officeooo:rsid="001a2ce1" officeooo:paragraph-rsid="001a2ce1" style:font-size-asian="16pt" style:font-weight-asian="bold" style:font-size-complex="16pt" style:font-weight-complex="bold"/>
    </style:style>
    <style:style style:name="P6" style:family="paragraph" style:parent-style-name="Preformatted_20_Text">
      <style:paragraph-properties fo:text-align="center" style:justify-single-word="false"/>
      <style:text-properties fo:color="#000099" fo:font-size="16pt" fo:font-weight="normal" officeooo:rsid="001b7f61" officeooo:paragraph-rsid="001b7f61" style:font-size-asian="16pt" style:font-weight-asian="normal" style:font-size-complex="16pt" style:font-weight-complex="normal"/>
    </style:style>
    <style:style style:name="P7" style:family="paragraph" style:parent-style-name="Preformatted_20_Text">
      <style:paragraph-properties fo:text-align="start" style:justify-single-word="false"/>
      <style:text-properties fo:color="#000099" fo:font-size="12pt" fo:font-weight="bold" officeooo:rsid="001b7f61" officeooo:paragraph-rsid="001b7f61" style:font-size-asian="10.5pt" style:font-weight-asian="bold" style:font-size-complex="12pt" style:font-weight-complex="bold"/>
    </style:style>
    <style:style style:name="P8" style:family="paragraph" style:parent-style-name="Preformatted_20_Text">
      <style:paragraph-properties fo:text-align="start" style:justify-single-word="false"/>
      <style:text-properties fo:color="#000000" fo:font-size="11pt" fo:font-weight="normal" officeooo:rsid="001b7f61" officeooo:paragraph-rsid="001b7f61" style:font-size-asian="9.60000038146973pt" style:font-weight-asian="normal" style:font-size-complex="11pt" style:font-weight-complex="normal"/>
    </style:style>
    <style:style style:name="P9" style:family="paragraph" style:parent-style-name="Preformatted_20_Text">
      <style:paragraph-properties fo:text-align="start" style:justify-single-word="false"/>
      <style:text-properties fo:color="#000000" fo:font-size="11pt" fo:font-weight="normal" officeooo:rsid="001bb12f" officeooo:paragraph-rsid="001bb12f" style:font-size-asian="9.60000038146973pt" style:font-weight-asian="normal" style:font-size-complex="11pt" style:font-weight-complex="normal"/>
    </style:style>
    <style:style style:name="P10" style:family="paragraph" style:parent-style-name="Preformatted_20_Text">
      <style:paragraph-properties fo:text-align="start" style:justify-single-word="false"/>
      <style:text-properties fo:color="#000000" fo:font-size="11pt" fo:font-weight="normal" officeooo:rsid="001d0053" officeooo:paragraph-rsid="001d0053" style:font-size-asian="9.60000038146973pt" style:font-weight-asian="normal" style:font-size-complex="11pt" style:font-weight-complex="normal"/>
    </style:style>
    <style:style style:name="P11" style:family="paragraph" style:parent-style-name="Preformatted_20_Text">
      <style:paragraph-properties fo:text-align="start" style:justify-single-word="false"/>
      <style:text-properties fo:color="#000000" fo:font-size="11pt" fo:font-weight="normal" officeooo:rsid="001e538f" officeooo:paragraph-rsid="001e538f" style:font-size-asian="9.60000038146973pt" style:font-weight-asian="normal" style:font-size-complex="11pt" style:font-weight-complex="normal"/>
    </style:style>
    <style:style style:name="P12" style:family="paragraph" style:parent-style-name="Preformatted_20_Text">
      <style:paragraph-properties fo:text-align="start" style:justify-single-word="false"/>
      <style:text-properties fo:color="#000000" fo:font-size="11pt" fo:font-weight="normal" officeooo:rsid="001ec44c" officeooo:paragraph-rsid="001ec44c" style:font-size-asian="9.60000038146973pt" style:font-weight-asian="normal" style:font-size-complex="11pt" style:font-weight-complex="normal"/>
    </style:style>
    <style:style style:name="P13" style:family="paragraph" style:parent-style-name="Preformatted_20_Text">
      <style:paragraph-properties fo:text-align="start" style:justify-single-word="false"/>
      <style:text-properties fo:color="#000000" fo:font-size="11pt" fo:font-weight="normal" officeooo:rsid="00208b99" officeooo:paragraph-rsid="00208b99" style:font-size-asian="9.60000038146973pt" style:font-weight-asian="normal" style:font-size-complex="11pt" style:font-weight-complex="normal"/>
    </style:style>
    <style:style style:name="P14" style:family="paragraph" style:parent-style-name="Preformatted_20_Text">
      <style:paragraph-properties fo:text-align="start" style:justify-single-word="false"/>
      <style:text-properties fo:font-size="11pt" officeooo:rsid="002283c2" officeooo:paragraph-rsid="002283c2" style:font-size-asian="11pt" style:font-size-complex="11pt"/>
    </style:style>
    <style:style style:name="P15" style:family="paragraph" style:parent-style-name="Preformatted_20_Text">
      <style:paragraph-properties fo:text-align="start" style:justify-single-word="false"/>
      <style:text-properties fo:font-size="11pt" officeooo:rsid="00241916" officeooo:paragraph-rsid="00241916" style:font-size-asian="11pt" style:font-size-complex="11pt"/>
    </style:style>
    <style:style style:name="P16" style:family="paragraph" style:parent-style-name="Preformatted_20_Text">
      <style:paragraph-properties fo:text-align="start" style:justify-single-word="false"/>
      <style:text-properties fo:font-weight="normal" officeooo:rsid="00241916" officeooo:paragraph-rsid="00241916" style:font-weight-asian="normal" style:font-weight-complex="normal"/>
    </style:style>
    <style:style style:name="P17" style:family="paragraph" style:parent-style-name="Preformatted_20_Text">
      <style:paragraph-properties fo:text-align="start" style:justify-single-word="false"/>
      <style:text-properties officeooo:rsid="002283c2" officeooo:paragraph-rsid="002283c2"/>
    </style:style>
    <style:style style:name="P18" style:family="paragraph" style:parent-style-name="Preformatted_20_Text">
      <style:paragraph-properties fo:margin-left="0cm" fo:margin-right="0cm" fo:text-align="start" style:justify-single-word="false" fo:text-indent="0cm" style:auto-text-indent="false"/>
      <style:text-properties fo:color="#000000" fo:font-size="11pt" fo:font-weight="normal" officeooo:rsid="001bb12f" officeooo:paragraph-rsid="001bb12f" style:font-size-asian="9.60000038146973pt" style:font-weight-asian="normal" style:font-size-complex="11pt" style:font-weight-complex="normal"/>
    </style:style>
    <style:style style:name="P19" style:family="paragraph" style:parent-style-name="Preformatted_20_Text" style:list-style-name="L1">
      <style:paragraph-properties fo:text-align="start" style:justify-single-word="false"/>
      <style:text-properties fo:color="#000000" fo:font-size="11pt" fo:font-weight="normal" officeooo:rsid="001bb12f" officeooo:paragraph-rsid="001bb12f" style:font-size-asian="9.60000038146973pt" style:font-weight-asian="normal" style:font-size-complex="11pt" style:font-weight-complex="normal"/>
    </style:style>
    <style:style style:name="P20" style:family="paragraph" style:parent-style-name="Preformatted_20_Text" style:list-style-name="L2">
      <style:paragraph-properties fo:text-align="start" style:justify-single-word="false"/>
      <style:text-properties fo:color="#000000" fo:font-size="11pt" fo:font-weight="normal" officeooo:rsid="00208b99" officeooo:paragraph-rsid="00208b99" style:font-size-asian="9.60000038146973pt" style:font-weight-asian="normal" style:font-size-complex="11pt" style:font-weight-complex="normal"/>
    </style:style>
    <style:style style:name="P21" style:family="paragraph" style:parent-style-name="Preformatted_20_Text" style:list-style-name="L3">
      <style:paragraph-properties fo:text-align="start" style:justify-single-word="false"/>
      <style:text-properties fo:color="#000000" fo:font-size="11pt" fo:font-weight="normal" officeooo:rsid="00208b99" officeooo:paragraph-rsid="00208b99" style:font-size-asian="9.60000038146973pt" style:font-weight-asian="normal" style:font-size-complex="11pt" style:font-weight-complex="normal"/>
    </style:style>
    <style:style style:name="P22" style:family="paragraph" style:parent-style-name="Preformatted_20_Text" style:list-style-name="L4">
      <style:paragraph-properties fo:text-align="start" style:justify-single-word="false"/>
      <style:text-properties fo:color="#000000" fo:font-size="11pt" fo:font-style="normal" fo:font-weight="normal" officeooo:rsid="002283c2" officeooo:paragraph-rsid="002283c2" style:font-size-asian="9.60000038146973pt" style:font-style-asian="normal" style:font-weight-asian="normal" style:font-size-complex="11pt" style:font-style-complex="normal" style:font-weight-complex="normal"/>
    </style:style>
    <style:style style:name="P23" style:family="paragraph" style:parent-style-name="Preformatted_20_Text">
      <style:paragraph-properties fo:text-align="start" style:justify-single-word="false"/>
      <style:text-properties fo:color="#000000" fo:font-size="11pt" fo:font-style="normal" fo:font-weight="normal" officeooo:rsid="002283c2" officeooo:paragraph-rsid="002283c2" style:font-size-asian="9.60000038146973pt" style:font-style-asian="normal" style:font-weight-asian="normal" style:font-size-complex="11pt" style:font-style-complex="normal" style:font-weight-complex="normal"/>
    </style:style>
    <style:style style:name="P24" style:family="paragraph" style:parent-style-name="Preformatted_20_Text" style:list-style-name="L5">
      <style:paragraph-properties fo:text-align="start" style:justify-single-word="false"/>
      <style:text-properties fo:color="#000000" fo:font-size="11pt" fo:font-style="normal" fo:font-weight="normal" officeooo:rsid="002283c2" officeooo:paragraph-rsid="002283c2" style:font-size-asian="11pt" style:font-style-asian="normal" style:font-weight-asian="normal" style:font-size-complex="11pt" style:font-style-complex="normal" style:font-weight-complex="normal"/>
    </style:style>
    <style:style style:name="P25" style:family="paragraph" style:parent-style-name="Preformatted_20_Text">
      <style:paragraph-properties fo:text-align="start" style:justify-single-word="false"/>
      <style:text-properties fo:color="#000000" fo:font-size="11pt" fo:font-style="normal" fo:font-weight="normal" officeooo:rsid="00241916" officeooo:paragraph-rsid="00241916" style:font-size-asian="11pt" style:font-style-asian="normal" style:font-weight-asian="normal" style:font-size-complex="11pt" style:font-style-complex="normal" style:font-weight-complex="normal"/>
    </style:style>
    <style:style style:name="P26" style:family="paragraph" style:parent-style-name="Preformatted_20_Text" style:list-style-name="L6">
      <style:paragraph-properties fo:text-align="start" style:justify-single-word="false"/>
      <style:text-properties fo:color="#000000" fo:font-size="11pt" fo:font-style="normal" fo:font-weight="normal" officeooo:rsid="00241916" officeooo:paragraph-rsid="00241916" style:font-size-asian="11pt" style:font-style-asian="normal" style:font-weight-asian="normal" style:font-size-complex="11pt" style:font-style-complex="normal" style:font-weight-complex="normal"/>
    </style:style>
    <style:style style:name="P27" style:family="paragraph" style:parent-style-name="Preformatted_20_Text" style:list-style-name="L6">
      <style:paragraph-properties fo:text-align="start" style:justify-single-word="false"/>
      <style:text-properties fo:color="#000000" fo:font-size="11pt" fo:font-style="normal" fo:font-weight="bold" officeooo:rsid="00241916" officeooo:paragraph-rsid="00241916" style:font-size-asian="11pt" style:font-style-asian="normal" style:font-weight-asian="bold" style:font-size-complex="11pt" style:font-style-complex="normal" style:font-weight-complex="bold"/>
    </style:style>
    <style:style style:name="P28" style:family="paragraph" style:parent-style-name="Preformatted_20_Text">
      <style:paragraph-properties fo:text-align="start" style:justify-single-word="false"/>
      <style:text-properties fo:color="#9900ff" fo:font-size="11pt" fo:font-style="italic" fo:font-weight="bold" officeooo:rsid="001bb12f" officeooo:paragraph-rsid="001bb12f" style:font-size-asian="9.60000038146973pt" style:font-style-asian="italic" style:font-weight-asian="bold" style:font-size-complex="11pt" style:font-style-complex="italic" style:font-weight-complex="bold"/>
    </style:style>
    <style:style style:name="P29" style:family="paragraph" style:parent-style-name="Preformatted_20_Text">
      <style:paragraph-properties fo:text-align="start" style:justify-single-word="false"/>
      <style:text-properties fo:color="#9900ff" fo:font-size="11pt" fo:font-style="italic" fo:font-weight="bold" officeooo:rsid="001d0053" officeooo:paragraph-rsid="001d0053" style:font-size-asian="9.60000038146973pt" style:font-style-asian="italic" style:font-weight-asian="bold" style:font-size-complex="11pt" style:font-style-complex="italic" style:font-weight-complex="bold"/>
    </style:style>
    <style:style style:name="P30" style:family="paragraph" style:parent-style-name="Preformatted_20_Text">
      <style:paragraph-properties fo:text-align="start" style:justify-single-word="false"/>
      <style:text-properties fo:color="#9900ff" fo:font-size="11pt" fo:font-style="italic" fo:font-weight="bold" officeooo:rsid="001ec44c" officeooo:paragraph-rsid="001ec44c" style:font-size-asian="9.60000038146973pt" style:font-style-asian="italic" style:font-weight-asian="bold" style:font-size-complex="11pt" style:font-style-complex="italic" style:font-weight-complex="bold"/>
    </style:style>
    <style:style style:name="P31" style:family="paragraph" style:parent-style-name="Preformatted_20_Text">
      <style:paragraph-properties fo:text-align="start" style:justify-single-word="false"/>
      <style:text-properties fo:color="#9900ff" fo:font-size="11pt" fo:font-style="italic" fo:font-weight="bold" officeooo:rsid="00208b99" officeooo:paragraph-rsid="00208b99" style:font-size-asian="9.60000038146973pt" style:font-style-asian="italic" style:font-weight-asian="bold" style:font-size-complex="11pt" style:font-style-complex="italic" style:font-weight-complex="bold"/>
    </style:style>
    <style:style style:name="P32" style:family="paragraph" style:parent-style-name="Preformatted_20_Text">
      <style:paragraph-properties fo:text-align="start" style:justify-single-word="false"/>
      <style:text-properties fo:color="#9900ff" fo:font-size="11pt" fo:font-style="italic" fo:font-weight="bold" officeooo:rsid="002283c2" officeooo:paragraph-rsid="002283c2" style:font-size-asian="11pt" style:font-style-asian="italic" style:font-weight-asian="bold" style:font-size-complex="11pt" style:font-style-complex="italic" style:font-weight-complex="bold"/>
    </style:style>
    <style:style style:name="P33" style:family="paragraph" style:parent-style-name="Preformatted_20_Text">
      <style:paragraph-properties fo:text-align="start" style:justify-single-word="false"/>
      <style:text-properties fo:color="#9900ff" fo:font-size="11pt" fo:font-style="italic" fo:font-weight="bold" officeooo:rsid="00241916" officeooo:paragraph-rsid="00241916" style:font-size-asian="11pt" style:font-style-asian="italic" style:font-weight-asian="bold" style:font-size-complex="11pt" style:font-style-complex="italic" style:font-weight-complex="bold"/>
    </style:style>
    <style:style style:name="P34" style:family="paragraph" style:parent-style-name="Preformatted_20_Text">
      <style:paragraph-properties fo:text-align="center" style:justify-single-word="false"/>
      <style:text-properties fo:color="#ff3333" fo:font-size="12pt" fo:font-style="normal" fo:font-weight="bold" officeooo:rsid="00241916" officeooo:paragraph-rsid="00241916" style:font-size-asian="12pt" style:font-style-asian="normal" style:font-weight-asian="bold" style:font-size-complex="12pt" style:font-style-complex="normal" style:font-weight-complex="bold"/>
    </style:style>
    <style:style style:name="P35" style:family="paragraph">
      <style:paragraph-properties fo:text-align="center"/>
    </style:style>
    <style:style style:name="T1" style:family="text">
      <style:text-properties officeooo:rsid="002283c2"/>
    </style:style>
    <style:style style:name="T2" style:family="text">
      <style:text-properties officeooo:rsid="001b7f61"/>
    </style:style>
    <style:style style:name="T3" style:family="text">
      <style:text-properties officeooo:rsid="001d0053"/>
    </style:style>
    <style:style style:name="T4" style:family="text">
      <style:text-properties officeooo:rsid="001e538f"/>
    </style:style>
    <style:style style:name="T5" style:family="text">
      <style:text-properties officeooo:rsid="001ec44c"/>
    </style:style>
    <style:style style:name="T6" style:family="text">
      <style:text-properties fo:font-weight="bold" style:font-weight-asian="bold" style:font-weight-complex="bold"/>
    </style:style>
    <style:style style:name="T7"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Compte-rendu de réunion <text:span text:style-name="T2">avec le client</text:span></text:p>
      <text:p text:style-name="P5"><draw:line text:anchor-type="paragraph" draw:z-index="0" draw:style-name="gr1" draw:text-style-name="P35" svg:x1="-0.298cm" svg:y1="0.34cm" svg:x2="17.191cm" svg:y2="0.34cm"><text:p/></draw:line></text:p>
      <text:p text:style-name="P6">Projet EDF1 – <text:span text:style-name="T5">Reactor monitoring</text:span></text:p>
      <text:p text:style-name="P6"/>
      <text:p text:style-name="P3">Date et lieu</text:p>
      <text:p text:style-name="P7"/>
      <text:p text:style-name="P8">Mardi 16 février 2016 de 11h45 à 12h25</text:p>
      <text:p text:style-name="P8"/>
      <text:p text:style-name="P8">Salle 324</text:p>
      <text:p text:style-name="P8">Batiment Esclangon</text:p>
      <text:p text:style-name="P8">Polytech Paris UPMC</text:p>
      <text:p text:style-name="P8">4 Place Jussieu,</text:p>
      <text:p text:style-name="P8">75005 Paris</text:p>
      <text:p text:style-name="P8"/>
      <text:p text:style-name="P8"/>
      <text:p text:style-name="P4">Personne présentes</text:p>
      <text:p text:style-name="P8">Le client, ingénieur firmware à EDF</text:p>
      <text:p text:style-name="P8">Gwendoline BRIERE</text:p>
      <text:p text:style-name="P8">Morgan LIEPPE</text:p>
      <text:p text:style-name="P8">Jingwei ZUO</text:p>
      <text:p text:style-name="P8"/>
      <text:p text:style-name="P8"/>
      <text:p text:style-name="P4">Objet de la réunion</text:p>
      <text:p text:style-name="P8">Faire un point sur le projet EDF1, voir ce qu'on en pense et ce que nous voulons réaliser.</text:p>
      <text:p text:style-name="P8"/>
      <text:p text:style-name="P8"/>
      <text:p text:style-name="P4">Points abordés</text:p>
      <text:p text:style-name="P28">Eléments de context<text:span text:style-name="T3">e :</text:span></text:p>
      <text:p text:style-name="P18">R&amp;D intégré à EDF</text:p>
      <text:p text:style-name="P18">Comission en septembre où ils peuvent proposer des idées, <text:span text:style-name="T3">2 sujets proposés par le client :</text:span></text:p>
      <text:list xml:id="list1956131042556346625" text:style-name="L1">
        <text:list-item>
          <text:p text:style-name="P19">protocole radio local (OCARI) → Sujet accepté (EDF2)</text:p>
        </text:list-item>
        <text:list-item>
          <text:p text:style-name="P19">Rénovation interfaces / Digitalisation tableaux blancs → Sujet pas app<text:span text:style-name="T3">rouvé (EDF1)</text:span></text:p>
        </text:list-item>
      </text:list>
      <text:p text:style-name="P9"/>
      <text:p text:style-name="P29">Idée du client :</text:p>
      <text:p text:style-name="P10">T<text:span text:style-name="T4">ravail qui servira à faire accepter le projet lors de la prochaine comission</text:span></text:p>
      <text:p text:style-name="P10"/>
      <text:p text:style-name="P11">Dans les centrales, il y a des tableaux blancs de planning avec des post-its, des écrits un peu partout. Ce sont des tableaux qui sont immenses pouvant contenir énormément de post-its, d'écrits barrés et autres.</text:p>
      <text:p text:style-name="P11">L'idée du client est de digitaliser tout ça et de passer au numérique : le tableau se remettrai à jour tout seul.</text:p>
      <text:p text:style-name="P11"/>
      <text:p text:style-name="P11">Le côté modulaire <text:span text:style-name="T5">et flexible du projet </text:span>justi<text:span text:style-name="T5">fie le choix des FPGA pour un traitement parallèle.</text:span></text:p>
      <text:p text:style-name="P12">La solution proposée doit contenir une architecture adaptée à ces problèmes.</text:p>
      <text:p text:style-name="P12"><text:soft-page-break/></text:p>
      <text:p text:style-name="P12"/>
      <text:p text:style-name="P30">Point sur notre idée</text:p>
      <text:p text:style-name="P13">Compréhension mauvaise du sujet</text:p>
      <text:list xml:id="list2258889150575587733" text:style-name="L2">
        <text:list-item>
          <text:p text:style-name="P20">On ne touche pas aux panneaux : <text:span text:style-name="T6">pas de partie commande</text:span></text:p>
        </text:list-item>
        <text:list-item>
          <text:p text:style-name="P20">Aspect capteur/Entrées-sorties : <text:span text:style-name="T6">prématuré</text:span></text:p>
        </text:list-item>
        <text:list-item>
          <text:p text:style-name="P20">Systèmes pas reliés au contrôle commande</text:p>
        </text:list-item>
      </text:list>
      <text:p text:style-name="P13"/>
      <text:p text:style-name="P13">Le problème est de digitaliser les plannings qui se trouvent sur des tableaux blancs. La solution doit servir à plusieurs tableaux et re flexible :</text:p>
      <text:list xml:id="list8699710487606150295" text:style-name="L3">
        <text:list-item>
          <text:p text:style-name="P21">port USB</text:p>
        </text:list-item>
        <text:list-item>
          <text:p text:style-name="P21">Noeud</text:p>
        </text:list-item>
        <text:list-item>
          <text:p text:style-name="P21">Borne WiFi </text:p>
        </text:list-item>
      </text:list>
      <text:p text:style-name="P13"/>
      <text:p text:style-name="P13">Selon le fichier excel lu, l'allumage des Leds change.</text:p>
      <text:p text:style-name="P13"/>
      <text:p text:style-name="P13"/>
      <text:p text:style-name="P31">Carte développée <text:span text:style-name="T1">par le client</text:span></text:p>
      <text:list xml:id="list5836455853002378191" text:style-name="L4">
        <text:list-item>
          <text:p text:style-name="P22">FPGA qui provient de Actel/Microsemi : Igloo1</text:p>
        </text:list-item>
        <text:list-item>
          <text:p text:style-name="P22">Sans fil, Low Power</text:p>
        </text:list-item>
        <text:list-item>
          <text:p text:style-name="P22">Environ 120 E/S</text:p>
        </text:list-item>
        <text:list-item>
          <text:p text:style-name="P22">Entrées analogiques</text:p>
        </text:list-item>
        <text:list-item>
          <text:p text:style-name="P22">Taille &amp; forme pensées par rapport à la Raspberry Pi</text:p>
        </text:list-item>
        <text:list-item>
          <text:p text:style-name="P22">FPGA en shield. 40fils bus - 40 fils voisin droite - 40 fils voisin gche</text:p>
        </text:list-item>
        <text:list-item>
          <text:p text:style-name="P22">forme facilement adaptable sur un boitier ou bras robot</text:p>
        </text:list-item>
      </text:list>
      <text:p text:style-name="P17"/>
      <text:p text:style-name="P23">L'idée est de pouvoir placer les cartes les unes sur les autres (Bus) ou les unes à la suite des autres</text:p>
      <text:p text:style-name="P17"/>
      <text:p text:style-name="P17"><text:span text:style-name="T7">Le choix des technologies d'Actel est dû à une grande confiance dans leurs technologies (Low Power, utilisées pour le militaire, le nucléaire, …). La carte garde le code même après une coupure de courant. La configuration n'est pas perdu (</text:span><text:span text:style-name="T8">Techno Flash</text:span><text:span text:style-name="T7">).</text:span></text:p>
      <text:p text:style-name="P17"/>
      <text:p text:style-name="P23">L'idée serait de coupler la carte avec un chassis et des diodes qui soit agrandissable facilement en hauteur ou longueur.</text:p>
      <text:p text:style-name="P14"/>
      <text:p text:style-name="P14"/>
      <text:p text:style-name="P14"/>
      <text:p text:style-name="P32">Résumé sur les cartes développées par Actel</text:p>
      <text:list xml:id="list6197693688098687139" text:style-name="L5">
        <text:list-item>
          <text:p text:style-name="P24">memoire RAM : lien elt logique (en général) -&gt; consommation d'énergie grande) </text:p>
        </text:list-item>
        <text:list-item>
          <text:p text:style-name="P24">gamme igloo : techno flash → consommation beaucoup plus faible (entre x10 et x1000...) </text:p>
        </text:list-item>
        <text:list-item>
          <text:p text:style-name="P24">pas besoin de flasher ! (microcoupure -&gt; pas de perte de fonction des fpga) </text:p>
        </text:list-item>
        <text:list-item>
          <text:p text:style-name="P24">igloo 2 : bof pour low power</text:p>
        </text:list-item>
        <text:list-item>
          <text:p text:style-name="P24">consommation statique faible : 1000 2000fois, courants de fuite</text:p>
        </text:list-item>
        <text:list-item>
          <text:p text:style-name="P24">consommation dynamique : consommation des clk, transistors, etc...</text:p>
        </text:list-item>
        <text:list-item>
          <text:p text:style-name="P24">partie consommation statique dans la consommation globale : syst <text:soft-page-break/>low power = consommation statique dominante</text:p>
        </text:list-item>
        <text:list-item>
          <text:p text:style-name="P24">100x moins bon pour statique, 2x meilleur dynamique igloo1 vs igloo2</text:p>
        </text:list-item>
      </text:list>
      <text:p text:style-name="P14"/>
      <text:p text:style-name="P14"/>
      <text:p text:style-name="P33">Conclusion</text:p>
      <text:p text:style-name="P25">Le client n'a pas d'attente particulière car il n'a pas l'autorisation de travailler sur notre projet.</text:p>
      <text:p text:style-name="P15"/>
      <text:p text:style-name="P25">Idée pour travailler : </text:p>
      <text:list xml:id="list3791090077457776006" text:style-name="L6">
        <text:list-item>
          <text:p text:style-name="P26">remonter, à l'aide des cartes Altera, un module ui ressemble au modulé développé</text:p>
        </text:list-item>
        <text:list-item>
          <text:p text:style-name="P26">interface standardisée</text:p>
        </text:list-item>
        <text:list-item>
          <text:p text:style-name="P26">associer 2 cartes FPGA</text:p>
          <text:list>
            <text:list-item>
              <text:p text:style-name="P26">switchables</text:p>
            </text:list-item>
            <text:list-item>
              <text:p text:style-name="P26">interface jolie/bien pensée</text:p>
            </text:list-item>
            <text:list-item>
              <text:p text:style-name="P26">2 fois la même mécanique</text:p>
              <text:list>
                <text:list-item>
                  <text:p text:style-name="P26">changement d'échelle facile</text:p>
                </text:list-item>
                <text:list-item>
                  <text:p text:style-name="P27">que de l'affichage</text:p>
                  <text:list>
                    <text:list-item>
                      <text:p text:style-name="P26">Leds</text:p>
                    </text:list-item>
                    <text:list-item>
                      <text:p text:style-name="P26">Afficheur LCD</text:p>
                    </text:list-item>
                  </text:list>
                </text:list-item>
              </text:list>
            </text:list-item>
            <text:list-item>
              <text:p text:style-name="P26">RS232 : OK</text:p>
            </text:list-item>
          </text:list>
        </text:list-item>
      </text:list>
      <text:p text:style-name="P16"/>
      <text:p text:style-name="P16"/>
      <text:p text:style-name="P34">Possibilité de rester en contact soit par le biais de M. SAINT-BAUZEL, soit en lui transmettant nos coor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283c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3" text:anchor-type="paragraph" svg:x="10.657cm" svg:y="-1.004cm" svg:width="3.149cm" svg:height="1.097cm" draw:z-index="3"><draw:image xlink:href="Pictures/10000201000000C9000000461279E9FF.png" xlink:type="simple" xlink:show="embed" xlink:actuate="onLoad"/></draw:frame><draw:frame draw:style-name="Mfr1" draw:name="Image4" text:anchor-type="paragraph" svg:x="1.58cm" svg:y="-1.099cm" svg:width="4.191cm" svg:height="1.272cm" draw:z-index="6"><draw:image xlink:href="Pictures/10000201000000FE0000004D320BA3C1.png" xlink:type="simple" xlink:show="embed" xlink:actuate="onLoad"/></draw:frame></text:p>
      </style:header>
      <style:footer>
        <text:p text:style-name="MP1"><text:span text:style-name="MT1"><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6T15:48:48.806706272</dc:date>
    <meta:generator>LibreOffice/4.2.8.2$Linux_x86 LibreOffice_project/420m0$Build-2</meta:generator>
    <meta:editing-duration>PT1H14M20S</meta:editing-duration>
    <meta:editing-cycles>7</meta:editing-cycles>
    <meta:document-statistic meta:table-count="0" meta:image-count="2" meta:object-count="0" meta:page-count="3" meta:paragraph-count="74" meta:word-count="631" meta:character-count="3616" meta:non-whitespace-character-count="3086"/>
  </office:meta>
</office:document-meta>
</file>